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b78a" officeooo:paragraph-rsid="0009b78a"/>
    </style:style>
    <style:style style:name="P2" style:family="paragraph" style:parent-style-name="Standard">
      <style:text-properties officeooo:rsid="000ba734" officeooo:paragraph-rsid="000ba734"/>
    </style:style>
    <style:style style:name="P3" style:family="paragraph" style:parent-style-name="Standard" style:list-style-name="L1">
      <style:text-properties officeooo:rsid="000ba734" officeooo:paragraph-rsid="000ba734"/>
    </style:style>
    <style:style style:name="P4" style:family="paragraph" style:parent-style-name="Standard">
      <style:text-properties officeooo:rsid="000ba734" officeooo:paragraph-rsid="000cbc65"/>
    </style:style>
    <style:style style:name="P5" style:family="paragraph" style:parent-style-name="Standard" style:list-style-name="L1">
      <style:text-properties officeooo:rsid="000cbc65" officeooo:paragraph-rsid="000cbc65"/>
    </style:style>
    <style:style style:name="P6" style:family="paragraph" style:parent-style-name="Standard">
      <style:text-properties officeooo:rsid="000cbc65" officeooo:paragraph-rsid="000cbc65"/>
    </style:style>
    <style:style style:name="P7" style:family="paragraph" style:parent-style-name="Standard">
      <style:text-properties officeooo:rsid="000d50b1" officeooo:paragraph-rsid="000d50b1"/>
    </style:style>
    <style:style style:name="T1" style:family="text">
      <style:text-properties officeooo:rsid="000cbc65"/>
    </style:style>
    <style:style style:name="T2" style:family="text">
      <style:text-properties officeooo:rsid="000d50b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tocole de communication </text:p>
      <text:p text:style-name="P1"/>
      <text:p text:style-name="P1">Les protocoles de communication sont les moyens mises en œuvre pour pour les communications entre les opérateurs et le serveur et se dernier avec le boîtier du robot Hercule.</text:p>
      <text:p text:style-name="P1"/>
      <text:p text:style-name="P2"><text:tab/>-Le premier est le TCP pour toute les communications entre les opérateurs et le serveur.</text:p>
      <text:p text:style-name="P2"/>
      <text:p text:style-name="P2"><text:tab/>-Le second une connexion séries entre le serveur et le Robot.</text:p>
      <text:p text:style-name="P2"/>
      <text:p text:style-name="P2">L'avantage du TCP c'est qu'il permet de crée un <text:span text:style-name="T2">lien de connexion fiable entre les clients et le serveur </text:span><text:s/><text:span text:style-name="T2">du fait que la connexion peut aller dans les 2 sens et détecter les ruptures de connexion</text:span></text:p>
      <text:p text:style-name="P7">contrairement a l'UDP qui ne permet d’envoi des requêtes que dans un seul sens.</text:p>
      <text:p text:style-name="P7">La connexion séries est le protocole de base de communication entre l'application principale d'Hercule et le boîtier, elle est facile a configurer et a prendre en main.</text:p>
      <text:p text:style-name="P2"/>
      <text:p text:style-name="P2"/>
      <text:p text:style-name="P2"/>
      <text:p text:style-name="P2"/>
      <text:p text:style-name="P2"/>
      <text:p text:style-name="P2"/>
      <text:p text:style-name="P2">Protocole:</text:p>
      <text:p text:style-name="P2"><text:tab/>Après la détection des connections des hôtes par le serveur, ces derniers envoi un message spécifique .</text:p>
      <text:list xml:id="list553047647560781725" text:style-name="L1">
        <text:list-item>
          <text:p text:style-name="P3">PcPilotage pour le pc </text:p>
        </text:list-item>
        <text:list-item>
          <text:p text:style-name="P3">Android pour la tablette</text:p>
        </text:list-item>
        <text:list-item>
          <text:p text:style-name="P5">Pos0 </text:p>
        </text:list-item>
        <text:list-item>
          <text:p text:style-name="P5">PosActuelle </text:p>
        </text:list-item>
      </text:list>
      <text:p text:style-name="P6"/>
      <text:p text:style-name="P4"><text:tab/>En cas de <text:span text:style-name="T1">réception</text:span> d'une demande de connexion du pc, le serveur crée un Thread spécifique pour le pc et traitera uniquement les <text:span text:style-name="T1">requêtes</text:span> du pc <text:span text:style-name="T1">de pilotage, si le le client android se connecte en même temps il verra refuser l'accès au serveur.</text:span></text:p>
      <text:p text:style-name="P4"><text:tab/></text:p>
      <text:p text:style-name="P4"><text:span text:style-name="T1"><text:tab/>Si la tablette est connecté au serveur et que le pc de pilotage demande l'accès le Thread de la tablette sera met en attente et en traitera uniquement <text:s/>les requêtes du pc.</text:span></text:p>
      <text:p text:style-name="P4"/>
      <text:p text:style-name="P4"><text:tab/><text:span text:style-name="T1">Pos0 est l'envoi d'un requête des clients au serveurs pour mettre la robot en position initiale.</text:span></text:p>
      <text:p text:style-name="P4"><text:span text:style-name="T1"><text:tab/></text:span></text:p>
      <text:p text:style-name="P4"><text:span text:style-name="T1"><text:tab/>PosActuelle le serveur récupéré la posi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5T22:08:40.894000000</meta:creation-date>
    <dc:date>2015-05-25T23:06:50.398000000</dc:date>
    <meta:editing-duration>PT12M36S</meta:editing-duration>
    <meta:editing-cycles>1</meta:editing-cycles>
    <meta:document-statistic meta:table-count="0" meta:image-count="0" meta:object-count="0" meta:page-count="1" meta:paragraph-count="19" meta:word-count="265" meta:character-count="1535" meta:non-whitespace-character-count="1276"/>
    <meta:generator>LibreOffice/4.4.0.3$Windows_x86 LibreOffice_project/de093506bcdc5fafd9023ee680b8c60e3e0645d7</meta:generator>
  </office:meta>
</office:document-meta>
</file>